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2 - En forme de papillon<text:line-break/><text:line-break/>ABC et AMN sont deux triangles tels que A ∈ [BM], A ∈ [CN] et (BC) // (MN).<text:line-break/><text:line-break/>1. Faire une figure, puis placer les points M' et N', symétriques respectifs des points M et N par rapport à A.<text:line-break/>2. Prouver que le point M' appartient à la droite (AB) et que le point N' appartient à la droite (AC).<text:line-break/>3. Prouver que les triangles AMN et AM'N' sont égaux.<text:line-break/>4. En déduire que \( \frac{AM'}{AB} = \frac{AN'}{AC} = \frac{M'N'}{BC} \).<text:line-break/>5. Que peut-on en déduire pour les rapports \( \frac{AM}{AB}, \frac{AN}{AC} \) et \( \frac{MN}{BC} \) ?<text:line-break/>6. Énoncer la propriété ainsi démontré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2:29:25.923000000</meta:creation-date>
    <dc:date>2024-09-03T12:30:20.810000000</dc:date>
    <meta:editing-duration>PT55S</meta:editing-duration>
    <meta:editing-cycles>1</meta:editing-cycles>
    <meta:document-statistic meta:table-count="0" meta:image-count="0" meta:object-count="0" meta:page-count="1" meta:paragraph-count="1" meta:word-count="112" meta:character-count="600" meta:non-whitespace-character-count="487"/>
    <meta:generator>LibreOffice/7.4.3.2$Windows_X86_64 LibreOffice_project/1048a8393ae2eeec98dff31b5c133c5f1d08b890</meta:generator>
  </office:meta>
</office:document-meta>
</file>